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d3f5" officeooo:paragraph-rsid="0014d3f5"/>
    </style:style>
    <style:style style:name="P2" style:family="paragraph" style:parent-style-name="Standard">
      <style:text-properties officeooo:rsid="00158c34" officeooo:paragraph-rsid="00158c34"/>
    </style:style>
    <style:style style:name="P3" style:family="paragraph" style:parent-style-name="Standard">
      <style:text-properties officeooo:rsid="00158c34" officeooo:paragraph-rsid="0014d3f5"/>
    </style:style>
    <style:style style:name="P4" style:family="paragraph" style:parent-style-name="Standard">
      <style:text-properties fo:font-weight="bold" officeooo:rsid="0014d3f5" officeooo:paragraph-rsid="0014d3f5" style:font-weight-asian="bold" style:font-weight-complex="bold"/>
    </style:style>
    <style:style style:name="P5" style:family="paragraph" style:parent-style-name="Standard">
      <style:text-properties fo:font-weight="bold" officeooo:rsid="00158c34" officeooo:paragraph-rsid="0015d845" style:font-weight-asian="bold" style:font-weight-complex="bold"/>
    </style:style>
    <style:style style:name="P6" style:family="paragraph" style:parent-style-name="Standard">
      <style:text-properties fo:font-weight="bold" officeooo:rsid="00158c34" officeooo:paragraph-rsid="00158c34" style:font-weight-asian="bold" style:font-weight-complex="bold"/>
    </style:style>
    <style:style style:name="P7" style:family="paragraph" style:parent-style-name="Standard">
      <style:text-properties fo:font-weight="normal" officeooo:rsid="0015d845" officeooo:paragraph-rsid="0015d845" style:font-weight-asian="normal" style:font-weight-complex="normal"/>
    </style:style>
    <style:style style:name="P8" style:family="paragraph" style:parent-style-name="Standard">
      <style:text-properties officeooo:rsid="0015d845" officeooo:paragraph-rsid="0015d845"/>
    </style:style>
    <style:style style:name="T1" style:family="text">
      <style:text-properties officeooo:rsid="00158c34"/>
    </style:style>
    <style:style style:name="T2" style:family="text">
      <style:text-properties officeooo:rsid="001fb3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evel Association</text:p>
      <text:p text:style-name="P5"/>
      <text:p text:style-name="P7">Don't think I need this </text:p>
      <text:p text:style-name="P4"/>
      <text:p text:style-name="P4">Compile &amp; Prioritize </text:p>
      <text:p text:style-name="P1"/>
      <text:p text:style-name="P3">1) results_parser_full.R </text:p>
      <text:p text:style-name="P1"><text:tab/><text:span text:style-name="T1">looks for files: VCresult.txt, CAresult.txt, levels.csv, SHs/ </text:span></text:p>
      <text:p text:style-name="P1"><text:tab/>-<text:span text:style-name="T1">&gt;full_df</text:span></text:p>
      <text:p text:style-name="P3"/>
      <text:p text:style-name="P2">2) <text:s/>results_sort_prioritydf.R</text:p>
      <text:p text:style-name="P2"><text:tab/>takes df from results_parser_full.R and sorts them into separate a-d priority dfs (not printed)</text:p>
      <text:p text:style-name="P2"/>
      <text:p text:style-name="P2"><text:span text:style-name="T2">x </text:span>3) results_df_print.R</text:p>
      <text:p text:style-name="P2"><text:tab/>takes dfs from results_sort_prioritydf.R</text:p>
      <text:p text:style-name="P2"><text:tab/>-&gt;prints reference csvs (not useful for anything?)</text:p>
      <text:p text:style-name="P2"><text:tab/>-&gt;prints learnable csvs</text:p>
      <text:p text:style-name="P2"/>
      <text:p text:style-name="P6">Testing &amp; Training</text:p>
      <text:p text:style-name="P2"/>
      <text:p text:style-name="P8">4) Testing_Training_&lt;Model&gt;.R</text:p>
      <text:p text:style-name="P8"><text:tab/>splits into testing and training and prints the appropriate input for the right input file. This will be easier to copy/paste rewrite for the inputs I w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0:30:28.343319102</meta:creation-date>
    <dc:date>2016-03-31T09:57:25.374916021</dc:date>
    <meta:editing-duration>P0D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85" meta:character-count="627" meta:non-whitespace-character-count="545"/>
  </office:meta>
</office:document-meta>
</file>